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DrawingOrderContainer.addAll( AbstractGraphicsDrawingOrderContainer graphics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DrawingOrderContainer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setComplete( boolean comple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GraphicsDrawingOrderContainer.ge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AbstractGraphicsDrawingOrder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GraphicsDrawingOrderContainer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getData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GraphicsDrawingOrderContainer.remove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GraphicsDrawingOrderContainer.setStarted( boolean sta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addObject( StructuredData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AbstractGraphicsDrawingOrderContain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i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DrawingOrderContainer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